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99.95mm" svg:height="173.98mm" svg:x="69.07mm" svg:y="30.02mm">
            <loext:p draw:notify-on-update-of-ranges="Foglio1.B5:Foglio1.B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q=(a-b*p^2)/c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/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E$4]-[.$F$4]*[.A5]^2)/[.$G$4]" office:value-type="float" office:value="19.4" calcext:value-type="float">
            <text:p>19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E$4]-[.$F$4]*[.A6]^2)/[.$G$4]" office:value-type="float" office:value="17.6" calcext:value-type="float">
            <text:p>17,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E$4]-[.$F$4]*[.A7]^2)/[.$G$4]" office:value-type="float" office:value="14.6" calcext:value-type="float">
            <text:p>14,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E$4]-[.$F$4]*[.A8]^2)/[.$G$4]" office:value-type="float" office:value="10.4" calcext:value-type="float">
            <text:p>10,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E$4]-[.$F$4]*[.A9]^2)/[.$G$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E$4]-[.$F$4]*[.A10]^2)/[.$G$4]" office:value-type="float" office:value="-1.6" calcext:value-type="float">
            <text:p>-1,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E$4]-[.$F$4]*[.A11]^2)/[.$G$4]" office:value-type="float" office:value="-9.4" calcext:value-type="float">
            <text:p>-9,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E$4]-[.$F$4]*[.A12]^2)/[.$G$4]" office:value-type="float" office:value="-18.4" calcext:value-type="float">
            <text:p>-18,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E$4]-[.$F$4]*[.A13]^2)/[.$G$4]" office:value-type="float" office:value="-28.6" calcext:value-type="float">
            <text:p>-28,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E$4]-[.$F$4]*[.A14]^2)/[.$G$4]" office:value-type="float" office:value="-40" calcext:value-type="float">
            <text:p>-4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E$4]-[.$F$4]*[.A15]^2)/[.$G$4]" office:value-type="float" office:value="-52.6" calcext:value-type="float">
            <text:p>-52,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E$4]-[.$F$4]*[.A16]^2)/[.$G$4]" office:value-type="float" office:value="-66.4" calcext:value-type="float">
            <text:p>-66,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E$4]-[.$F$4]*[.A17]^2)/[.$G$4]" office:value-type="float" office:value="-81.4" calcext:value-type="float">
            <text:p>-81,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E$4]-[.$F$4]*[.A18]^2)/[.$G$4]" office:value-type="float" office:value="-97.6" calcext:value-type="float">
            <text:p>-97,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E$4]-[.$F$4]*[.A19]^2)/[.$G$4]" office:value-type="float" office:value="-115" calcext:value-type="float">
            <text:p>-1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E$4]-[.$F$4]*[.A20]^2)/[.$G$4]" office:value-type="float" office:value="-133.6" calcext:value-type="float">
            <text:p>-133,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E$4]-[.$F$4]*[.A21]^2)/[.$G$4]" office:value-type="float" office:value="-153.4" calcext:value-type="float">
            <text:p>-153,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E$4]-[.$F$4]*[.A22]^2)/[.$G$4]" office:value-type="float" office:value="-174.4" calcext:value-type="float">
            <text:p>-174,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E$4]-[.$F$4]*[.A23]^2)/[.$G$4]" office:value-type="float" office:value="-196.6" calcext:value-type="float">
            <text:p>-196,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4]-[.$F$4]*[.A24]^2)/[.$G$4]" office:value-type="float" office:value="-220" calcext:value-type="float">
            <text:p>-2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4]-[.$F$4]*[.A25]^2)/[.$G$4]" office:value-type="float" office:value="-244.6" calcext:value-type="float">
            <text:p>-244,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4]-[.$F$4]*[.A26]^2)/[.$G$4]" office:value-type="float" office:value="-270.4" calcext:value-type="float">
            <text:p>-270,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4]-[.$F$4]*[.A27]^2)/[.$G$4]" office:value-type="float" office:value="-297.4" calcext:value-type="float">
            <text:p>-297,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4]-[.$F$4]*[.A28]^2)/[.$G$4]" office:value-type="float" office:value="-325.6" calcext:value-type="float">
            <text:p>-325,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4]-[.$F$4]*[.A29]^2)/[.$G$4]" office:value-type="float" office:value="-355" calcext:value-type="float">
            <text:p>-35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4]-[.$F$4]*[.A30]^2)/[.$G$4]" office:value-type="float" office:value="-385.6" calcext:value-type="float">
            <text:p>-385,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4]-[.$F$4]*[.A31]^2)/[.$G$4]" office:value-type="float" office:value="-417.4" calcext:value-type="float">
            <text:p>-417,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4]-[.$F$4]*[.A32]^2)/[.$G$4]" office:value-type="float" office:value="-450.4" calcext:value-type="float">
            <text:p>-450,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4]-[.$F$4]*[.A33]^2)/[.$G$4]" office:value-type="float" office:value="-484.6" calcext:value-type="float">
            <text:p>-484,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4]-[.$F$4]*[.A34]^2)/[.$G$4]" office:value-type="float" office:value="-520" calcext:value-type="float">
            <text:p>-52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4]-[.$F$4]*[.A35]^2)/[.$G$4]" office:value-type="float" office:value="-556.6" calcext:value-type="float">
            <text:p>-556,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4]-[.$F$4]*[.A36]^2)/[.$G$4]" office:value-type="float" office:value="-594.4" calcext:value-type="float">
            <text:p>-594,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4]-[.$F$4]*[.A37]^2)/[.$G$4]" office:value-type="float" office:value="-633.4" calcext:value-type="float">
            <text:p>-633,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4]-[.$F$4]*[.A38]^2)/[.$G$4]" office:value-type="float" office:value="-673.6" calcext:value-type="float">
            <text:p>-673,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4]-[.$F$4]*[.A39]^2)/[.$G$4]" office:value-type="float" office:value="-715" calcext:value-type="float">
            <text:p>-71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4]-[.$F$4]*[.A40]^2)/[.$G$4]" office:value-type="float" office:value="-757.6" calcext:value-type="float">
            <text:p>-757,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4]-[.$F$4]*[.A41]^2)/[.$G$4]" office:value-type="float" office:value="-801.4" calcext:value-type="float">
            <text:p>-801,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4]-[.$F$4]*[.A42]^2)/[.$G$4]" office:value-type="float" office:value="-846.4" calcext:value-type="float">
            <text:p>-846,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4]-[.$F$4]*[.A43]^2)/[.$G$4]" office:value-type="float" office:value="-892.6" calcext:value-type="float">
            <text:p>-892,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4]-[.$F$4]*[.A44]^2)/[.$G$4]" office:value-type="float" office:value="-940" calcext:value-type="float">
            <text:p>-9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4]-[.$F$4]*[.A45]^2)/[.$G$4]" office:value-type="float" office:value="-988.6" calcext:value-type="float">
            <text:p>-988,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4]-[.$F$4]*[.A46]^2)/[.$G$4]" office:value-type="float" office:value="-1038.4" calcext:value-type="float">
            <text:p>-1038,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4]-[.$F$4]*[.A47]^2)/[.$G$4]" office:value-type="float" office:value="-1089.4" calcext:value-type="float">
            <text:p>-1089,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4]-[.$F$4]*[.A48]^2)/[.$G$4]" office:value-type="float" office:value="-1141.6" calcext:value-type="float">
            <text:p>-1141,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4]-[.$F$4]*[.A49]^2)/[.$G$4]" office:value-type="float" office:value="-1195" calcext:value-type="float">
            <text:p>-119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4]-[.$F$4]*[.A50]^2)/[.$G$4]" office:value-type="float" office:value="-1249.6" calcext:value-type="float">
            <text:p>-1249,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4]-[.$F$4]*[.A51]^2)/[.$G$4]" office:value-type="float" office:value="-1305.4" calcext:value-type="float">
            <text:p>-1305,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4]-[.$F$4]*[.A52]^2)/[.$G$4]" office:value-type="float" office:value="-1362.4" calcext:value-type="float">
            <text:p>-1362,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4]-[.$F$4]*[.A53]^2)/[.$G$4]" office:value-type="float" office:value="-1420.6" calcext:value-type="float">
            <text:p>-1420,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4]-[.$F$4]*[.A54]^2)/[.$G$4]" office:value-type="float" office:value="-1480" calcext:value-type="float">
            <text:p>-1480</text:p>
          </table:table-cell>
          <table:table-cell table:number-columns-repeated="5"/>
        </table:table-row>
      </table:table>
      <table:table table:name="Foglio2" table:style-name="ta1">
        <table:shapes>
          <draw:frame draw:z-index="0" draw:style-name="gr1" draw:text-style-name="P1" svg:width="282.34mm" svg:height="158.84mm" svg:x="54.49mm" svg:y="19.92mm">
            <loext:p draw:notify-on-update-of-ranges="Foglio2.B5:Foglio2.B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q=(a-b*p^2)/c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number-columns-repeated="2"/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E$4]-[.$F$4]*[.A5]^2)/[.$G$4]" office:value-type="float" office:value="59.4" calcext:value-type="float">
            <text:p>59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E$4]-[.$F$4]*[.A6]^2)/[.$G$4]" office:value-type="float" office:value="57.6" calcext:value-type="float">
            <text:p>57,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E$4]-[.$F$4]*[.A7]^2)/[.$G$4]" office:value-type="float" office:value="54.6" calcext:value-type="float">
            <text:p>54,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E$4]-[.$F$4]*[.A8]^2)/[.$G$4]" office:value-type="float" office:value="50.4" calcext:value-type="float">
            <text:p>50,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E$4]-[.$F$4]*[.A9]^2)/[.$G$4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E$4]-[.$F$4]*[.A10]^2)/[.$G$4]" office:value-type="float" office:value="38.4" calcext:value-type="float">
            <text:p>38,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E$4]-[.$F$4]*[.A11]^2)/[.$G$4]" office:value-type="float" office:value="30.6" calcext:value-type="float">
            <text:p>30,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E$4]-[.$F$4]*[.A12]^2)/[.$G$4]" office:value-type="float" office:value="21.6" calcext:value-type="float">
            <text:p>21,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E$4]-[.$F$4]*[.A13]^2)/[.$G$4]" office:value-type="float" office:value="11.4" calcext:value-type="float">
            <text:p>11,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E$4]-[.$F$4]*[.A14]^2)/[.$G$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E$4]-[.$F$4]*[.A15]^2)/[.$G$4]" office:value-type="float" office:value="-12.6" calcext:value-type="float">
            <text:p>-12,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E$4]-[.$F$4]*[.A16]^2)/[.$G$4]" office:value-type="float" office:value="-26.4" calcext:value-type="float">
            <text:p>-26,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E$4]-[.$F$4]*[.A17]^2)/[.$G$4]" office:value-type="float" office:value="-41.4" calcext:value-type="float">
            <text:p>-41,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E$4]-[.$F$4]*[.A18]^2)/[.$G$4]" office:value-type="float" office:value="-57.6" calcext:value-type="float">
            <text:p>-57,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E$4]-[.$F$4]*[.A19]^2)/[.$G$4]" office:value-type="float" office:value="-75" calcext:value-type="float">
            <text:p>-7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E$4]-[.$F$4]*[.A20]^2)/[.$G$4]" office:value-type="float" office:value="-93.6" calcext:value-type="float">
            <text:p>-93,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E$4]-[.$F$4]*[.A21]^2)/[.$G$4]" office:value-type="float" office:value="-113.4" calcext:value-type="float">
            <text:p>-113,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E$4]-[.$F$4]*[.A22]^2)/[.$G$4]" office:value-type="float" office:value="-134.4" calcext:value-type="float">
            <text:p>-134,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E$4]-[.$F$4]*[.A23]^2)/[.$G$4]" office:value-type="float" office:value="-156.6" calcext:value-type="float">
            <text:p>-156,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4]-[.$F$4]*[.A24]^2)/[.$G$4]" office:value-type="float" office:value="-180" calcext:value-type="float">
            <text:p>-18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4]-[.$F$4]*[.A25]^2)/[.$G$4]" office:value-type="float" office:value="-204.6" calcext:value-type="float">
            <text:p>-204,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4]-[.$F$4]*[.A26]^2)/[.$G$4]" office:value-type="float" office:value="-230.4" calcext:value-type="float">
            <text:p>-230,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4]-[.$F$4]*[.A27]^2)/[.$G$4]" office:value-type="float" office:value="-257.4" calcext:value-type="float">
            <text:p>-257,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4]-[.$F$4]*[.A28]^2)/[.$G$4]" office:value-type="float" office:value="-285.6" calcext:value-type="float">
            <text:p>-285,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4]-[.$F$4]*[.A29]^2)/[.$G$4]" office:value-type="float" office:value="-315" calcext:value-type="float">
            <text:p>-31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4]-[.$F$4]*[.A30]^2)/[.$G$4]" office:value-type="float" office:value="-345.6" calcext:value-type="float">
            <text:p>-345,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4]-[.$F$4]*[.A31]^2)/[.$G$4]" office:value-type="float" office:value="-377.4" calcext:value-type="float">
            <text:p>-377,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4]-[.$F$4]*[.A32]^2)/[.$G$4]" office:value-type="float" office:value="-410.4" calcext:value-type="float">
            <text:p>-410,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4]-[.$F$4]*[.A33]^2)/[.$G$4]" office:value-type="float" office:value="-444.6" calcext:value-type="float">
            <text:p>-444,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4]-[.$F$4]*[.A34]^2)/[.$G$4]" office:value-type="float" office:value="-480" calcext:value-type="float">
            <text:p>-48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4]-[.$F$4]*[.A35]^2)/[.$G$4]" office:value-type="float" office:value="-516.6" calcext:value-type="float">
            <text:p>-516,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4]-[.$F$4]*[.A36]^2)/[.$G$4]" office:value-type="float" office:value="-554.4" calcext:value-type="float">
            <text:p>-554,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4]-[.$F$4]*[.A37]^2)/[.$G$4]" office:value-type="float" office:value="-593.4" calcext:value-type="float">
            <text:p>-593,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4]-[.$F$4]*[.A38]^2)/[.$G$4]" office:value-type="float" office:value="-633.6" calcext:value-type="float">
            <text:p>-633,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4]-[.$F$4]*[.A39]^2)/[.$G$4]" office:value-type="float" office:value="-675" calcext:value-type="float">
            <text:p>-67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4]-[.$F$4]*[.A40]^2)/[.$G$4]" office:value-type="float" office:value="-717.6" calcext:value-type="float">
            <text:p>-717,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4]-[.$F$4]*[.A41]^2)/[.$G$4]" office:value-type="float" office:value="-761.4" calcext:value-type="float">
            <text:p>-761,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4]-[.$F$4]*[.A42]^2)/[.$G$4]" office:value-type="float" office:value="-806.4" calcext:value-type="float">
            <text:p>-806,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4]-[.$F$4]*[.A43]^2)/[.$G$4]" office:value-type="float" office:value="-852.6" calcext:value-type="float">
            <text:p>-852,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4]-[.$F$4]*[.A44]^2)/[.$G$4]" office:value-type="float" office:value="-900" calcext:value-type="float">
            <text:p>-9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4]-[.$F$4]*[.A45]^2)/[.$G$4]" office:value-type="float" office:value="-948.6" calcext:value-type="float">
            <text:p>-948,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4]-[.$F$4]*[.A46]^2)/[.$G$4]" office:value-type="float" office:value="-998.4" calcext:value-type="float">
            <text:p>-998,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4]-[.$F$4]*[.A47]^2)/[.$G$4]" office:value-type="float" office:value="-1049.4" calcext:value-type="float">
            <text:p>-1049,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4]-[.$F$4]*[.A48]^2)/[.$G$4]" office:value-type="float" office:value="-1101.6" calcext:value-type="float">
            <text:p>-1101,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4]-[.$F$4]*[.A49]^2)/[.$G$4]" office:value-type="float" office:value="-1155" calcext:value-type="float">
            <text:p>-115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4]-[.$F$4]*[.A50]^2)/[.$G$4]" office:value-type="float" office:value="-1209.6" calcext:value-type="float">
            <text:p>-1209,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4]-[.$F$4]*[.A51]^2)/[.$G$4]" office:value-type="float" office:value="-1265.4" calcext:value-type="float">
            <text:p>-1265,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4]-[.$F$4]*[.A52]^2)/[.$G$4]" office:value-type="float" office:value="-1322.4" calcext:value-type="float">
            <text:p>-1322,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4]-[.$F$4]*[.A53]^2)/[.$G$4]" office:value-type="float" office:value="-1380.6" calcext:value-type="float">
            <text:p>-1380,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4]-[.$F$4]*[.A54]^2)/[.$G$4]" office:value-type="float" office:value="-1440" calcext:value-type="float">
            <text:p>-1440</text:p>
          </table:table-cell>
          <table:table-cell table:number-columns-repeated="5"/>
        </table:table-row>
      </table:table>
      <table:table table:name="Foglio3" table:style-name="ta1">
        <table:shapes>
          <draw:frame draw:z-index="0" draw:style-name="gr1" draw:text-style-name="P1" svg:width="373.94mm" svg:height="222.33mm" svg:x="55.86mm" svg:y="20.72mm">
            <loext:p draw:notify-on-update-of-ranges="Foglio3.B5:Foglio3.B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q=(a-b*p^2)/c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number-columns-repeated="2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E$4]-[.$F$4]*[.A5]^2)/[.$G$4]" office:value-type="float" office:value="119.4" calcext:value-type="float">
            <text:p>119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E$4]-[.$F$4]*[.A6]^2)/[.$G$4]" office:value-type="float" office:value="117.6" calcext:value-type="float">
            <text:p>117,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E$4]-[.$F$4]*[.A7]^2)/[.$G$4]" office:value-type="float" office:value="114.6" calcext:value-type="float">
            <text:p>114,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E$4]-[.$F$4]*[.A8]^2)/[.$G$4]" office:value-type="float" office:value="110.4" calcext:value-type="float">
            <text:p>110,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E$4]-[.$F$4]*[.A9]^2)/[.$G$4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E$4]-[.$F$4]*[.A10]^2)/[.$G$4]" office:value-type="float" office:value="98.4" calcext:value-type="float">
            <text:p>98,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E$4]-[.$F$4]*[.A11]^2)/[.$G$4]" office:value-type="float" office:value="90.6" calcext:value-type="float">
            <text:p>90,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E$4]-[.$F$4]*[.A12]^2)/[.$G$4]" office:value-type="float" office:value="81.6" calcext:value-type="float">
            <text:p>81,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E$4]-[.$F$4]*[.A13]^2)/[.$G$4]" office:value-type="float" office:value="71.4" calcext:value-type="float">
            <text:p>71,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E$4]-[.$F$4]*[.A14]^2)/[.$G$4]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E$4]-[.$F$4]*[.A15]^2)/[.$G$4]" office:value-type="float" office:value="47.4" calcext:value-type="float">
            <text:p>47,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E$4]-[.$F$4]*[.A16]^2)/[.$G$4]" office:value-type="float" office:value="33.6" calcext:value-type="float">
            <text:p>33,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E$4]-[.$F$4]*[.A17]^2)/[.$G$4]" office:value-type="float" office:value="18.6" calcext:value-type="float">
            <text:p>18,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E$4]-[.$F$4]*[.A18]^2)/[.$G$4]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E$4]-[.$F$4]*[.A19]^2)/[.$G$4]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E$4]-[.$F$4]*[.A20]^2)/[.$G$4]" office:value-type="float" office:value="-33.6" calcext:value-type="float">
            <text:p>-33,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E$4]-[.$F$4]*[.A21]^2)/[.$G$4]" office:value-type="float" office:value="-53.4" calcext:value-type="float">
            <text:p>-53,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E$4]-[.$F$4]*[.A22]^2)/[.$G$4]" office:value-type="float" office:value="-74.4" calcext:value-type="float">
            <text:p>-74,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E$4]-[.$F$4]*[.A23]^2)/[.$G$4]" office:value-type="float" office:value="-96.6" calcext:value-type="float">
            <text:p>-96,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4]-[.$F$4]*[.A24]^2)/[.$G$4]" office:value-type="float" office:value="-120" calcext:value-type="float">
            <text:p>-1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4]-[.$F$4]*[.A25]^2)/[.$G$4]" office:value-type="float" office:value="-144.6" calcext:value-type="float">
            <text:p>-144,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4]-[.$F$4]*[.A26]^2)/[.$G$4]" office:value-type="float" office:value="-170.4" calcext:value-type="float">
            <text:p>-170,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4]-[.$F$4]*[.A27]^2)/[.$G$4]" office:value-type="float" office:value="-197.4" calcext:value-type="float">
            <text:p>-197,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4]-[.$F$4]*[.A28]^2)/[.$G$4]" office:value-type="float" office:value="-225.6" calcext:value-type="float">
            <text:p>-225,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4]-[.$F$4]*[.A29]^2)/[.$G$4]" office:value-type="float" office:value="-255" calcext:value-type="float">
            <text:p>-25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4]-[.$F$4]*[.A30]^2)/[.$G$4]" office:value-type="float" office:value="-285.6" calcext:value-type="float">
            <text:p>-285,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4]-[.$F$4]*[.A31]^2)/[.$G$4]" office:value-type="float" office:value="-317.4" calcext:value-type="float">
            <text:p>-317,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4]-[.$F$4]*[.A32]^2)/[.$G$4]" office:value-type="float" office:value="-350.4" calcext:value-type="float">
            <text:p>-350,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4]-[.$F$4]*[.A33]^2)/[.$G$4]" office:value-type="float" office:value="-384.6" calcext:value-type="float">
            <text:p>-384,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4]-[.$F$4]*[.A34]^2)/[.$G$4]" office:value-type="float" office:value="-420" calcext:value-type="float">
            <text:p>-42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4]-[.$F$4]*[.A35]^2)/[.$G$4]" office:value-type="float" office:value="-456.6" calcext:value-type="float">
            <text:p>-456,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4]-[.$F$4]*[.A36]^2)/[.$G$4]" office:value-type="float" office:value="-494.4" calcext:value-type="float">
            <text:p>-494,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4]-[.$F$4]*[.A37]^2)/[.$G$4]" office:value-type="float" office:value="-533.4" calcext:value-type="float">
            <text:p>-533,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4]-[.$F$4]*[.A38]^2)/[.$G$4]" office:value-type="float" office:value="-573.6" calcext:value-type="float">
            <text:p>-573,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4]-[.$F$4]*[.A39]^2)/[.$G$4]" office:value-type="float" office:value="-615" calcext:value-type="float">
            <text:p>-61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4]-[.$F$4]*[.A40]^2)/[.$G$4]" office:value-type="float" office:value="-657.6" calcext:value-type="float">
            <text:p>-657,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4]-[.$F$4]*[.A41]^2)/[.$G$4]" office:value-type="float" office:value="-701.4" calcext:value-type="float">
            <text:p>-701,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4]-[.$F$4]*[.A42]^2)/[.$G$4]" office:value-type="float" office:value="-746.4" calcext:value-type="float">
            <text:p>-746,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4]-[.$F$4]*[.A43]^2)/[.$G$4]" office:value-type="float" office:value="-792.6" calcext:value-type="float">
            <text:p>-792,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4]-[.$F$4]*[.A44]^2)/[.$G$4]" office:value-type="float" office:value="-840" calcext:value-type="float">
            <text:p>-8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4]-[.$F$4]*[.A45]^2)/[.$G$4]" office:value-type="float" office:value="-888.6" calcext:value-type="float">
            <text:p>-888,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4]-[.$F$4]*[.A46]^2)/[.$G$4]" office:value-type="float" office:value="-938.4" calcext:value-type="float">
            <text:p>-938,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4]-[.$F$4]*[.A47]^2)/[.$G$4]" office:value-type="float" office:value="-989.4" calcext:value-type="float">
            <text:p>-989,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4]-[.$F$4]*[.A48]^2)/[.$G$4]" office:value-type="float" office:value="-1041.6" calcext:value-type="float">
            <text:p>-1041,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4]-[.$F$4]*[.A49]^2)/[.$G$4]" office:value-type="float" office:value="-1095" calcext:value-type="float">
            <text:p>-109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4]-[.$F$4]*[.A50]^2)/[.$G$4]" office:value-type="float" office:value="-1149.6" calcext:value-type="float">
            <text:p>-1149,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4]-[.$F$4]*[.A51]^2)/[.$G$4]" office:value-type="float" office:value="-1205.4" calcext:value-type="float">
            <text:p>-1205,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4]-[.$F$4]*[.A52]^2)/[.$G$4]" office:value-type="float" office:value="-1262.4" calcext:value-type="float">
            <text:p>-1262,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4]-[.$F$4]*[.A53]^2)/[.$G$4]" office:value-type="float" office:value="-1320.6" calcext:value-type="float">
            <text:p>-1320,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4]-[.$F$4]*[.A54]^2)/[.$G$4]" office:value-type="float" office:value="-1380" calcext:value-type="float">
            <text:p>-1380</text:p>
          </table:table-cell>
          <table:table-cell table:number-columns-repeated="5"/>
        </table:table-row>
      </table:table>
      <table:table table:name="Foglio4" table:style-name="ta1">
        <table:shapes>
          <draw:frame draw:z-index="0" draw:style-name="gr1" draw:text-style-name="P1" svg:width="322.79mm" svg:height="222.79mm" svg:x="58.34mm" svg:y="24.17mm">
            <loext:p draw:notify-on-update-of-ranges="Foglio4.B5:Foglio4.B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q=(a-b*p^2)/c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E$4]-[.$F$4]*[.A5]^2)/[.$G$4]" office:value-type="float" office:value="19.6" calcext:value-type="float">
            <text:p>19,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E$4]-[.$F$4]*[.A6]^2)/[.$G$4]" office:value-type="float" office:value="18.4" calcext:value-type="float">
            <text:p>18,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E$4]-[.$F$4]*[.A7]^2)/[.$G$4]" office:value-type="float" office:value="16.4" calcext:value-type="float">
            <text:p>16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E$4]-[.$F$4]*[.A8]^2)/[.$G$4]" office:value-type="float" office:value="13.6" calcext:value-type="float">
            <text:p>13,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E$4]-[.$F$4]*[.A9]^2)/[.$G$4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E$4]-[.$F$4]*[.A10]^2)/[.$G$4]" office:value-type="float" office:value="5.6" calcext:value-type="float">
            <text:p>5,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E$4]-[.$F$4]*[.A11]^2)/[.$G$4]"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E$4]-[.$F$4]*[.A12]^2)/[.$G$4]" office:value-type="float" office:value="-5.6" calcext:value-type="float">
            <text:p>-5,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E$4]-[.$F$4]*[.A13]^2)/[.$G$4]" office:value-type="float" office:value="-12.4" calcext:value-type="float">
            <text:p>-12,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E$4]-[.$F$4]*[.A14]^2)/[.$G$4]" office:value-type="float" office:value="-20" calcext:value-type="float">
            <text:p>-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E$4]-[.$F$4]*[.A15]^2)/[.$G$4]" office:value-type="float" office:value="-28.4" calcext:value-type="float">
            <text:p>-28,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E$4]-[.$F$4]*[.A16]^2)/[.$G$4]" office:value-type="float" office:value="-37.6" calcext:value-type="float">
            <text:p>-37,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E$4]-[.$F$4]*[.A17]^2)/[.$G$4]" office:value-type="float" office:value="-47.6" calcext:value-type="float">
            <text:p>-47,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E$4]-[.$F$4]*[.A18]^2)/[.$G$4]" office:value-type="float" office:value="-58.4" calcext:value-type="float">
            <text:p>-58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E$4]-[.$F$4]*[.A19]^2)/[.$G$4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E$4]-[.$F$4]*[.A20]^2)/[.$G$4]" office:value-type="float" office:value="-82.4" calcext:value-type="float">
            <text:p>-82,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E$4]-[.$F$4]*[.A21]^2)/[.$G$4]" office:value-type="float" office:value="-95.6" calcext:value-type="float">
            <text:p>-95,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E$4]-[.$F$4]*[.A22]^2)/[.$G$4]" office:value-type="float" office:value="-109.6" calcext:value-type="float">
            <text:p>-109,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E$4]-[.$F$4]*[.A23]^2)/[.$G$4]" office:value-type="float" office:value="-124.4" calcext:value-type="float">
            <text:p>-124,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4]-[.$F$4]*[.A24]^2)/[.$G$4]" office:value-type="float" office:value="-140" calcext:value-type="float">
            <text:p>-14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4]-[.$F$4]*[.A25]^2)/[.$G$4]" office:value-type="float" office:value="-156.4" calcext:value-type="float">
            <text:p>-156,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4]-[.$F$4]*[.A26]^2)/[.$G$4]" office:value-type="float" office:value="-173.6" calcext:value-type="float">
            <text:p>-173,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4]-[.$F$4]*[.A27]^2)/[.$G$4]" office:value-type="float" office:value="-191.6" calcext:value-type="float">
            <text:p>-191,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4]-[.$F$4]*[.A28]^2)/[.$G$4]" office:value-type="float" office:value="-210.4" calcext:value-type="float">
            <text:p>-210,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4]-[.$F$4]*[.A29]^2)/[.$G$4]" office:value-type="float" office:value="-230" calcext:value-type="float">
            <text:p>-23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4]-[.$F$4]*[.A30]^2)/[.$G$4]" office:value-type="float" office:value="-250.4" calcext:value-type="float">
            <text:p>-250,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4]-[.$F$4]*[.A31]^2)/[.$G$4]" office:value-type="float" office:value="-271.6" calcext:value-type="float">
            <text:p>-271,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4]-[.$F$4]*[.A32]^2)/[.$G$4]" office:value-type="float" office:value="-293.6" calcext:value-type="float">
            <text:p>-293,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4]-[.$F$4]*[.A33]^2)/[.$G$4]" office:value-type="float" office:value="-316.4" calcext:value-type="float">
            <text:p>-316,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4]-[.$F$4]*[.A34]^2)/[.$G$4]" office:value-type="float" office:value="-340" calcext:value-type="float">
            <text:p>-34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4]-[.$F$4]*[.A35]^2)/[.$G$4]" office:value-type="float" office:value="-364.4" calcext:value-type="float">
            <text:p>-364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4]-[.$F$4]*[.A36]^2)/[.$G$4]" office:value-type="float" office:value="-389.6" calcext:value-type="float">
            <text:p>-389,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4]-[.$F$4]*[.A37]^2)/[.$G$4]" office:value-type="float" office:value="-415.6" calcext:value-type="float">
            <text:p>-415,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4]-[.$F$4]*[.A38]^2)/[.$G$4]" office:value-type="float" office:value="-442.4" calcext:value-type="float">
            <text:p>-44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4]-[.$F$4]*[.A39]^2)/[.$G$4]" office:value-type="float" office:value="-470" calcext:value-type="float">
            <text:p>-47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4]-[.$F$4]*[.A40]^2)/[.$G$4]" office:value-type="float" office:value="-498.4" calcext:value-type="float">
            <text:p>-498,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4]-[.$F$4]*[.A41]^2)/[.$G$4]" office:value-type="float" office:value="-527.6" calcext:value-type="float">
            <text:p>-527,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4]-[.$F$4]*[.A42]^2)/[.$G$4]" office:value-type="float" office:value="-557.6" calcext:value-type="float">
            <text:p>-557,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4]-[.$F$4]*[.A43]^2)/[.$G$4]" office:value-type="float" office:value="-588.4" calcext:value-type="float">
            <text:p>-588,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4]-[.$F$4]*[.A44]^2)/[.$G$4]" office:value-type="float" office:value="-620" calcext:value-type="float">
            <text:p>-62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4]-[.$F$4]*[.A45]^2)/[.$G$4]" office:value-type="float" office:value="-652.4" calcext:value-type="float">
            <text:p>-652,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4]-[.$F$4]*[.A46]^2)/[.$G$4]" office:value-type="float" office:value="-685.6" calcext:value-type="float">
            <text:p>-685,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4]-[.$F$4]*[.A47]^2)/[.$G$4]" office:value-type="float" office:value="-719.6" calcext:value-type="float">
            <text:p>-719,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4]-[.$F$4]*[.A48]^2)/[.$G$4]" office:value-type="float" office:value="-754.4" calcext:value-type="float">
            <text:p>-754,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4]-[.$F$4]*[.A49]^2)/[.$G$4]" office:value-type="float" office:value="-790" calcext:value-type="float">
            <text:p>-79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4]-[.$F$4]*[.A50]^2)/[.$G$4]" office:value-type="float" office:value="-826.4" calcext:value-type="float">
            <text:p>-826,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4]-[.$F$4]*[.A51]^2)/[.$G$4]" office:value-type="float" office:value="-863.6" calcext:value-type="float">
            <text:p>-863,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4]-[.$F$4]*[.A52]^2)/[.$G$4]" office:value-type="float" office:value="-901.6" calcext:value-type="float">
            <text:p>-901,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4]-[.$F$4]*[.A53]^2)/[.$G$4]" office:value-type="float" office:value="-940.4" calcext:value-type="float">
            <text:p>-940,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4]-[.$F$4]*[.A54]^2)/[.$G$4]" office:value-type="float" office:value="-980" calcext:value-type="float">
            <text:p>-980</text:p>
          </table:table-cell>
          <table:table-cell table:number-columns-repeated="5"/>
        </table:table-row>
      </table:table>
      <table:table table:name="Foglio5" table:style-name="ta1">
        <table:shapes>
          <draw:frame draw:z-index="0" draw:style-name="gr1" draw:text-style-name="P1" svg:width="322.79mm" svg:height="222.79mm" svg:x="58.34mm" svg:y="24.17mm">
            <loext:p draw:notify-on-update-of-ranges="Foglio5.B5:Foglio5.B5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q=(a-b*p^2)/c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E$4]-[.$F$4]*[.A5]^2)/[.$G$4]" office:value-type="float" office:value="19.2" calcext:value-type="float">
            <text:p>19,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E$4]-[.$F$4]*[.A6]^2)/[.$G$4]" office:value-type="float" office:value="16.8" calcext:value-type="float">
            <text:p>16,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E$4]-[.$F$4]*[.A7]^2)/[.$G$4]" office:value-type="float" office:value="12.8" calcext:value-type="float">
            <text:p>12,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E$4]-[.$F$4]*[.A8]^2)/[.$G$4]" office:value-type="float" office:value="7.2" calcext:value-type="float">
            <text:p>7,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E$4]-[.$F$4]*[.A9]^2)/[.$G$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E$4]-[.$F$4]*[.A10]^2)/[.$G$4]" office:value-type="float" office:value="-8.8" calcext:value-type="float">
            <text:p>-8,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E$4]-[.$F$4]*[.A11]^2)/[.$G$4]" office:value-type="float" office:value="-19.2" calcext:value-type="float">
            <text:p>-19,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E$4]-[.$F$4]*[.A12]^2)/[.$G$4]" office:value-type="float" office:value="-31.2" calcext:value-type="float">
            <text:p>-31,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E$4]-[.$F$4]*[.A13]^2)/[.$G$4]" office:value-type="float" office:value="-44.8" calcext:value-type="float">
            <text:p>-44,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E$4]-[.$F$4]*[.A14]^2)/[.$G$4]" office:value-type="float" office:value="-60" calcext:value-type="float">
            <text:p>-6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E$4]-[.$F$4]*[.A15]^2)/[.$G$4]" office:value-type="float" office:value="-76.8" calcext:value-type="float">
            <text:p>-76,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E$4]-[.$F$4]*[.A16]^2)/[.$G$4]" office:value-type="float" office:value="-95.2" calcext:value-type="float">
            <text:p>-95,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E$4]-[.$F$4]*[.A17]^2)/[.$G$4]" office:value-type="float" office:value="-115.2" calcext:value-type="float">
            <text:p>-115,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E$4]-[.$F$4]*[.A18]^2)/[.$G$4]" office:value-type="float" office:value="-136.8" calcext:value-type="float">
            <text:p>-136,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E$4]-[.$F$4]*[.A19]^2)/[.$G$4]" office:value-type="float" office:value="-160" calcext:value-type="float">
            <text:p>-16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E$4]-[.$F$4]*[.A20]^2)/[.$G$4]" office:value-type="float" office:value="-184.8" calcext:value-type="float">
            <text:p>-184,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E$4]-[.$F$4]*[.A21]^2)/[.$G$4]" office:value-type="float" office:value="-211.2" calcext:value-type="float">
            <text:p>-211,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E$4]-[.$F$4]*[.A22]^2)/[.$G$4]" office:value-type="float" office:value="-239.2" calcext:value-type="float">
            <text:p>-239,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E$4]-[.$F$4]*[.A23]^2)/[.$G$4]" office:value-type="float" office:value="-268.8" calcext:value-type="float">
            <text:p>-268,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4]-[.$F$4]*[.A24]^2)/[.$G$4]" office:value-type="float" office:value="-300" calcext:value-type="float">
            <text:p>-30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4]-[.$F$4]*[.A25]^2)/[.$G$4]" office:value-type="float" office:value="-332.8" calcext:value-type="float">
            <text:p>-332,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4]-[.$F$4]*[.A26]^2)/[.$G$4]" office:value-type="float" office:value="-367.2" calcext:value-type="float">
            <text:p>-367,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4]-[.$F$4]*[.A27]^2)/[.$G$4]" office:value-type="float" office:value="-403.2" calcext:value-type="float">
            <text:p>-403,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4]-[.$F$4]*[.A28]^2)/[.$G$4]" office:value-type="float" office:value="-440.8" calcext:value-type="float">
            <text:p>-440,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4]-[.$F$4]*[.A29]^2)/[.$G$4]" office:value-type="float" office:value="-480" calcext:value-type="float">
            <text:p>-48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4]-[.$F$4]*[.A30]^2)/[.$G$4]" office:value-type="float" office:value="-520.8" calcext:value-type="float">
            <text:p>-520,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4]-[.$F$4]*[.A31]^2)/[.$G$4]" office:value-type="float" office:value="-563.2" calcext:value-type="float">
            <text:p>-563,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4]-[.$F$4]*[.A32]^2)/[.$G$4]" office:value-type="float" office:value="-607.2" calcext:value-type="float">
            <text:p>-607,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4]-[.$F$4]*[.A33]^2)/[.$G$4]" office:value-type="float" office:value="-652.8" calcext:value-type="float">
            <text:p>-652,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4]-[.$F$4]*[.A34]^2)/[.$G$4]" office:value-type="float" office:value="-700" calcext:value-type="float">
            <text:p>-70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4]-[.$F$4]*[.A35]^2)/[.$G$4]" office:value-type="float" office:value="-748.8" calcext:value-type="float">
            <text:p>-748,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4]-[.$F$4]*[.A36]^2)/[.$G$4]" office:value-type="float" office:value="-799.2" calcext:value-type="float">
            <text:p>-799,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4]-[.$F$4]*[.A37]^2)/[.$G$4]" office:value-type="float" office:value="-851.2" calcext:value-type="float">
            <text:p>-851,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4]-[.$F$4]*[.A38]^2)/[.$G$4]" office:value-type="float" office:value="-904.8" calcext:value-type="float">
            <text:p>-904,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4]-[.$F$4]*[.A39]^2)/[.$G$4]" office:value-type="float" office:value="-960" calcext:value-type="float">
            <text:p>-96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4]-[.$F$4]*[.A40]^2)/[.$G$4]" office:value-type="float" office:value="-1016.8" calcext:value-type="float">
            <text:p>-1016,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4]-[.$F$4]*[.A41]^2)/[.$G$4]" office:value-type="float" office:value="-1075.2" calcext:value-type="float">
            <text:p>-1075,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4]-[.$F$4]*[.A42]^2)/[.$G$4]" office:value-type="float" office:value="-1135.2" calcext:value-type="float">
            <text:p>-1135,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4]-[.$F$4]*[.A43]^2)/[.$G$4]" office:value-type="float" office:value="-1196.8" calcext:value-type="float">
            <text:p>-1196,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4]-[.$F$4]*[.A44]^2)/[.$G$4]" office:value-type="float" office:value="-1260" calcext:value-type="float">
            <text:p>-126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4]-[.$F$4]*[.A45]^2)/[.$G$4]" office:value-type="float" office:value="-1324.8" calcext:value-type="float">
            <text:p>-1324,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4]-[.$F$4]*[.A46]^2)/[.$G$4]" office:value-type="float" office:value="-1391.2" calcext:value-type="float">
            <text:p>-1391,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4]-[.$F$4]*[.A47]^2)/[.$G$4]" office:value-type="float" office:value="-1459.2" calcext:value-type="float">
            <text:p>-1459,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4]-[.$F$4]*[.A48]^2)/[.$G$4]" office:value-type="float" office:value="-1528.8" calcext:value-type="float">
            <text:p>-1528,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4]-[.$F$4]*[.A49]^2)/[.$G$4]" office:value-type="float" office:value="-1600" calcext:value-type="float">
            <text:p>-16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4]-[.$F$4]*[.A50]^2)/[.$G$4]" office:value-type="float" office:value="-1672.8" calcext:value-type="float">
            <text:p>-1672,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4]-[.$F$4]*[.A51]^2)/[.$G$4]" office:value-type="float" office:value="-1747.2" calcext:value-type="float">
            <text:p>-1747,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4]-[.$F$4]*[.A52]^2)/[.$G$4]" office:value-type="float" office:value="-1823.2" calcext:value-type="float">
            <text:p>-1823,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4]-[.$F$4]*[.A53]^2)/[.$G$4]" office:value-type="float" office:value="-1900.8" calcext:value-type="float">
            <text:p>-1900,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4]-[.$F$4]*[.A54]^2)/[.$G$4]" office:value-type="float" office:value="-1980" calcext:value-type="float">
            <text:p>-1980</text:p>
          </table:table-cell>
          <table:table-cell table:number-columns-repeated="5"/>
        </table:table-row>
      </table:table>
      <table:table table:name="Foglio6" table:style-name="ta1">
        <table:shapes>
          <draw:frame draw:z-index="0" draw:style-name="gr1" draw:text-style-name="P1" svg:width="322.79mm" svg:height="222.79mm" svg:x="58.34mm" svg:y="24.17mm">
            <loext:p draw:notify-on-update-of-ranges="Foglio6.B5:Foglio6.B5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q=(a-b*p^2)/c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E$4]-[.$F$4]*[.A5]^2)/[.$G$4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E$4]-[.$F$4]*[.A6]^2)/[.$G$4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E$4]-[.$F$4]*[.A7]^2)/[.$G$4]" office:value-type="float" office:value="10.6666666666667" calcext:value-type="float">
            <text:p>10,66666666666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E$4]-[.$F$4]*[.A8]^2)/[.$G$4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E$4]-[.$F$4]*[.A9]^2)/[.$G$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E$4]-[.$F$4]*[.A10]^2)/[.$G$4]" office:value-type="float" office:value="-7.33333333333333" calcext:value-type="float">
            <text:p>-7,3333333333333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E$4]-[.$F$4]*[.A11]^2)/[.$G$4]" office:value-type="float" office:value="-16" calcext:value-type="float">
            <text:p>-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E$4]-[.$F$4]*[.A12]^2)/[.$G$4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E$4]-[.$F$4]*[.A13]^2)/[.$G$4]" office:value-type="float" office:value="-37.3333333333333" calcext:value-type="float">
            <text:p>-37,333333333333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E$4]-[.$F$4]*[.A14]^2)/[.$G$4]" office:value-type="float" office:value="-50" calcext:value-type="float">
            <text:p>-5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E$4]-[.$F$4]*[.A15]^2)/[.$G$4]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E$4]-[.$F$4]*[.A16]^2)/[.$G$4]" office:value-type="float" office:value="-79.3333333333333" calcext:value-type="float">
            <text:p>-79,33333333333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E$4]-[.$F$4]*[.A17]^2)/[.$G$4]" office:value-type="float" office:value="-96" calcext:value-type="float">
            <text:p>-9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E$4]-[.$F$4]*[.A18]^2)/[.$G$4]" office:value-type="float" office:value="-114" calcext:value-type="float">
            <text:p>-1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E$4]-[.$F$4]*[.A19]^2)/[.$G$4]" office:value-type="float" office:value="-133.333333333333" calcext:value-type="float">
            <text:p>-133,33333333333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E$4]-[.$F$4]*[.A20]^2)/[.$G$4]" office:value-type="float" office:value="-154" calcext:value-type="float">
            <text:p>-15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E$4]-[.$F$4]*[.A21]^2)/[.$G$4]" office:value-type="float" office:value="-176" calcext:value-type="float">
            <text:p>-17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E$4]-[.$F$4]*[.A22]^2)/[.$G$4]" office:value-type="float" office:value="-199.333333333333" calcext:value-type="float">
            <text:p>-199,33333333333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E$4]-[.$F$4]*[.A23]^2)/[.$G$4]" office:value-type="float" office:value="-224" calcext:value-type="float">
            <text:p>-22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4]-[.$F$4]*[.A24]^2)/[.$G$4]" office:value-type="float" office:value="-250" calcext:value-type="float">
            <text:p>-25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4]-[.$F$4]*[.A25]^2)/[.$G$4]" office:value-type="float" office:value="-277.333333333333" calcext:value-type="float">
            <text:p>-277,33333333333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4]-[.$F$4]*[.A26]^2)/[.$G$4]" office:value-type="float" office:value="-306" calcext:value-type="float">
            <text:p>-30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4]-[.$F$4]*[.A27]^2)/[.$G$4]" office:value-type="float" office:value="-336" calcext:value-type="float">
            <text:p>-33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4]-[.$F$4]*[.A28]^2)/[.$G$4]" office:value-type="float" office:value="-367.333333333333" calcext:value-type="float">
            <text:p>-367,33333333333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4]-[.$F$4]*[.A29]^2)/[.$G$4]" office:value-type="float" office:value="-400" calcext:value-type="float">
            <text:p>-40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4]-[.$F$4]*[.A30]^2)/[.$G$4]" office:value-type="float" office:value="-434" calcext:value-type="float">
            <text:p>-43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4]-[.$F$4]*[.A31]^2)/[.$G$4]" office:value-type="float" office:value="-469.333333333333" calcext:value-type="float">
            <text:p>-469,33333333333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4]-[.$F$4]*[.A32]^2)/[.$G$4]" office:value-type="float" office:value="-506" calcext:value-type="float">
            <text:p>-50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4]-[.$F$4]*[.A33]^2)/[.$G$4]" office:value-type="float" office:value="-544" calcext:value-type="float">
            <text:p>-54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4]-[.$F$4]*[.A34]^2)/[.$G$4]" office:value-type="float" office:value="-583.333333333333" calcext:value-type="float">
            <text:p>-583,33333333333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4]-[.$F$4]*[.A35]^2)/[.$G$4]" office:value-type="float" office:value="-624" calcext:value-type="float">
            <text:p>-62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4]-[.$F$4]*[.A36]^2)/[.$G$4]" office:value-type="float" office:value="-666" calcext:value-type="float">
            <text:p>-66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4]-[.$F$4]*[.A37]^2)/[.$G$4]" office:value-type="float" office:value="-709.333333333333" calcext:value-type="float">
            <text:p>-709,3333333333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4]-[.$F$4]*[.A38]^2)/[.$G$4]" office:value-type="float" office:value="-754" calcext:value-type="float">
            <text:p>-75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4]-[.$F$4]*[.A39]^2)/[.$G$4]" office:value-type="float" office:value="-800" calcext:value-type="float">
            <text:p>-80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4]-[.$F$4]*[.A40]^2)/[.$G$4]" office:value-type="float" office:value="-847.333333333333" calcext:value-type="float">
            <text:p>-847,33333333333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4]-[.$F$4]*[.A41]^2)/[.$G$4]" office:value-type="float" office:value="-896" calcext:value-type="float">
            <text:p>-89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4]-[.$F$4]*[.A42]^2)/[.$G$4]" office:value-type="float" office:value="-946" calcext:value-type="float">
            <text:p>-94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4]-[.$F$4]*[.A43]^2)/[.$G$4]" office:value-type="float" office:value="-997.333333333333" calcext:value-type="float">
            <text:p>-997,33333333333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4]-[.$F$4]*[.A44]^2)/[.$G$4]" office:value-type="float" office:value="-1050" calcext:value-type="float">
            <text:p>-105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4]-[.$F$4]*[.A45]^2)/[.$G$4]" office:value-type="float" office:value="-1104" calcext:value-type="float">
            <text:p>-110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4]-[.$F$4]*[.A46]^2)/[.$G$4]" office:value-type="float" office:value="-1159.33333333333" calcext:value-type="float">
            <text:p>-1159,3333333333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4]-[.$F$4]*[.A47]^2)/[.$G$4]" office:value-type="float" office:value="-1216" calcext:value-type="float">
            <text:p>-121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4]-[.$F$4]*[.A48]^2)/[.$G$4]" office:value-type="float" office:value="-1274" calcext:value-type="float">
            <text:p>-127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4]-[.$F$4]*[.A49]^2)/[.$G$4]" office:value-type="float" office:value="-1333.33333333333" calcext:value-type="float">
            <text:p>-1333,3333333333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4]-[.$F$4]*[.A50]^2)/[.$G$4]" office:value-type="float" office:value="-1394" calcext:value-type="float">
            <text:p>-139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4]-[.$F$4]*[.A51]^2)/[.$G$4]" office:value-type="float" office:value="-1456" calcext:value-type="float">
            <text:p>-145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4]-[.$F$4]*[.A52]^2)/[.$G$4]" office:value-type="float" office:value="-1519.33333333333" calcext:value-type="float">
            <text:p>-1519,3333333333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4]-[.$F$4]*[.A53]^2)/[.$G$4]" office:value-type="float" office:value="-1584" calcext:value-type="float">
            <text:p>-158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4]-[.$F$4]*[.A54]^2)/[.$G$4]" office:value-type="float" office:value="-1650" calcext:value-type="float">
            <text:p>-1650</text:p>
          </table:table-cell>
          <table:table-cell table:number-columns-repeated="5"/>
        </table:table-row>
      </table:table>
      <table:table table:name="Foglio7" table:style-name="ta1">
        <table:shapes>
          <draw:frame draw:z-index="0" draw:style-name="gr1" draw:text-style-name="P1" svg:width="322.79mm" svg:height="222.79mm" svg:x="58.34mm" svg:y="24.17mm">
            <loext:p draw:notify-on-update-of-ranges="Foglio7.B5:Foglio7.B5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q=(a-b*p^2)/c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E$4]-[.$F$4]*[.A5]^2)/[.$G$4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E$4]-[.$F$4]*[.A6]^2)/[.$G$4]" office:value-type="float" office:value="10.5" calcext:value-type="float">
            <text:p>10,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E$4]-[.$F$4]*[.A7]^2)/[.$G$4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E$4]-[.$F$4]*[.A8]^2)/[.$G$4]"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E$4]-[.$F$4]*[.A9]^2)/[.$G$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E$4]-[.$F$4]*[.A10]^2)/[.$G$4]" office:value-type="float" office:value="-5.5" calcext:value-type="float">
            <text:p>-5,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E$4]-[.$F$4]*[.A11]^2)/[.$G$4]" office:value-type="float" office:value="-12" calcext:value-type="float">
            <text:p>-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E$4]-[.$F$4]*[.A12]^2)/[.$G$4]" office:value-type="float" office:value="-19.5" calcext:value-type="float">
            <text:p>-19,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E$4]-[.$F$4]*[.A13]^2)/[.$G$4]" office:value-type="float" office:value="-28" calcext:value-type="float">
            <text:p>-2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E$4]-[.$F$4]*[.A14]^2)/[.$G$4]" office:value-type="float" office:value="-37.5" calcext:value-type="float">
            <text:p>-37,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E$4]-[.$F$4]*[.A15]^2)/[.$G$4]" office:value-type="float" office:value="-48" calcext:value-type="float">
            <text:p>-4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E$4]-[.$F$4]*[.A16]^2)/[.$G$4]" office:value-type="float" office:value="-59.5" calcext:value-type="float">
            <text:p>-59,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E$4]-[.$F$4]*[.A17]^2)/[.$G$4]" office:value-type="float" office:value="-72" calcext:value-type="float">
            <text:p>-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E$4]-[.$F$4]*[.A18]^2)/[.$G$4]" office:value-type="float" office:value="-85.5" calcext:value-type="float">
            <text:p>-85,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E$4]-[.$F$4]*[.A19]^2)/[.$G$4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E$4]-[.$F$4]*[.A20]^2)/[.$G$4]" office:value-type="float" office:value="-115.5" calcext:value-type="float">
            <text:p>-115,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E$4]-[.$F$4]*[.A21]^2)/[.$G$4]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E$4]-[.$F$4]*[.A22]^2)/[.$G$4]" office:value-type="float" office:value="-149.5" calcext:value-type="float">
            <text:p>-149,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E$4]-[.$F$4]*[.A23]^2)/[.$G$4]" office:value-type="float" office:value="-168" calcext:value-type="float">
            <text:p>-16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4]-[.$F$4]*[.A24]^2)/[.$G$4]" office:value-type="float" office:value="-187.5" calcext:value-type="float">
            <text:p>-187,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4]-[.$F$4]*[.A25]^2)/[.$G$4]" office:value-type="float" office:value="-208" calcext:value-type="float">
            <text:p>-20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4]-[.$F$4]*[.A26]^2)/[.$G$4]" office:value-type="float" office:value="-229.5" calcext:value-type="float">
            <text:p>-229,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4]-[.$F$4]*[.A27]^2)/[.$G$4]" office:value-type="float" office:value="-252" calcext:value-type="float">
            <text:p>-25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4]-[.$F$4]*[.A28]^2)/[.$G$4]" office:value-type="float" office:value="-275.5" calcext:value-type="float">
            <text:p>-275,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4]-[.$F$4]*[.A29]^2)/[.$G$4]" office:value-type="float" office:value="-300" calcext:value-type="float">
            <text:p>-30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4]-[.$F$4]*[.A30]^2)/[.$G$4]" office:value-type="float" office:value="-325.5" calcext:value-type="float">
            <text:p>-325,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4]-[.$F$4]*[.A31]^2)/[.$G$4]" office:value-type="float" office:value="-352" calcext:value-type="float">
            <text:p>-35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4]-[.$F$4]*[.A32]^2)/[.$G$4]" office:value-type="float" office:value="-379.5" calcext:value-type="float">
            <text:p>-379,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4]-[.$F$4]*[.A33]^2)/[.$G$4]" office:value-type="float" office:value="-408" calcext:value-type="float">
            <text:p>-40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4]-[.$F$4]*[.A34]^2)/[.$G$4]" office:value-type="float" office:value="-437.5" calcext:value-type="float">
            <text:p>-437,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4]-[.$F$4]*[.A35]^2)/[.$G$4]" office:value-type="float" office:value="-468" calcext:value-type="float">
            <text:p>-46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4]-[.$F$4]*[.A36]^2)/[.$G$4]" office:value-type="float" office:value="-499.5" calcext:value-type="float">
            <text:p>-499,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4]-[.$F$4]*[.A37]^2)/[.$G$4]" office:value-type="float" office:value="-532" calcext:value-type="float">
            <text:p>-53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4]-[.$F$4]*[.A38]^2)/[.$G$4]" office:value-type="float" office:value="-565.5" calcext:value-type="float">
            <text:p>-565,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4]-[.$F$4]*[.A39]^2)/[.$G$4]" office:value-type="float" office:value="-600" calcext:value-type="float">
            <text:p>-60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4]-[.$F$4]*[.A40]^2)/[.$G$4]" office:value-type="float" office:value="-635.5" calcext:value-type="float">
            <text:p>-635,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4]-[.$F$4]*[.A41]^2)/[.$G$4]" office:value-type="float" office:value="-672" calcext:value-type="float">
            <text:p>-67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4]-[.$F$4]*[.A42]^2)/[.$G$4]" office:value-type="float" office:value="-709.5" calcext:value-type="float">
            <text:p>-709,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4]-[.$F$4]*[.A43]^2)/[.$G$4]" office:value-type="float" office:value="-748" calcext:value-type="float">
            <text:p>-74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4]-[.$F$4]*[.A44]^2)/[.$G$4]" office:value-type="float" office:value="-787.5" calcext:value-type="float">
            <text:p>-787,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4]-[.$F$4]*[.A45]^2)/[.$G$4]" office:value-type="float" office:value="-828" calcext:value-type="float">
            <text:p>-82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4]-[.$F$4]*[.A46]^2)/[.$G$4]" office:value-type="float" office:value="-869.5" calcext:value-type="float">
            <text:p>-869,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4]-[.$F$4]*[.A47]^2)/[.$G$4]" office:value-type="float" office:value="-912" calcext:value-type="float">
            <text:p>-91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4]-[.$F$4]*[.A48]^2)/[.$G$4]" office:value-type="float" office:value="-955.5" calcext:value-type="float">
            <text:p>-955,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4]-[.$F$4]*[.A49]^2)/[.$G$4]"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4]-[.$F$4]*[.A50]^2)/[.$G$4]" office:value-type="float" office:value="-1045.5" calcext:value-type="float">
            <text:p>-1045,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4]-[.$F$4]*[.A51]^2)/[.$G$4]" office:value-type="float" office:value="-1092" calcext:value-type="float">
            <text:p>-109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4]-[.$F$4]*[.A52]^2)/[.$G$4]" office:value-type="float" office:value="-1139.5" calcext:value-type="float">
            <text:p>-1139,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4]-[.$F$4]*[.A53]^2)/[.$G$4]" office:value-type="float" office:value="-1188" calcext:value-type="float">
            <text:p>-118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4]-[.$F$4]*[.A54]^2)/[.$G$4]" office:value-type="float" office:value="-1237.5" calcext:value-type="float">
            <text:p>-1237,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43:59.406970687</meta:creation-date>
    <dc:date>2017-11-29T18:17:43.596567092</dc:date>
    <meta:editing-duration>PT3M13S</meta:editing-duration>
    <meta:editing-cycles>1</meta:editing-cycles>
    <meta:document-statistic meta:table-count="7" meta:cell-count="763" meta:object-count="7"/>
    <meta:generator>LibreOffice/5.4.1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996cm" svg:height="17.399cm" xlink:href=".." xlink:type="simple" chart:class="chart:line" chart:style-name="ch1">
        <chart:legend chart:legend-position="end" svg:x="27.064cm" svg:y="8.426cm" style:legend-expansion="high" chart:style-name="ch2"/>
        <chart:plot-area chart:style-name="ch3" table:cell-range-address="Foglio1.B5:Foglio1.B54" svg:x="0.599cm" svg:y="0.347cm" svg:width="25.866cm" svg:height="16.705cm">
          <chartooo:coordinate-region svg:x="1.697cm" svg:y="0.52cm" svg:width="24.582cm" svg:height="16.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5:Foglio1.B54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4">
                <text:p>19.4</text:p>
                <draw:g>
                  <svg:desc>Foglio1.B5:Foglio1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2.6">
                <text:p>-5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6.4">
                <text:p>-6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1.4">
                <text:p>-8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7.6">
                <text:p>-9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3.6">
                <text:p>-13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3.4">
                <text:p>-15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4.4">
                <text:p>-174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6.6">
                <text:p>-19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44.6">
                <text:p>-244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70.4">
                <text:p>-27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7.4">
                <text:p>-297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25.6">
                <text:p>-32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85.6">
                <text:p>-385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17.4">
                <text:p>-417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50.4">
                <text:p>-45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84.6">
                <text:p>-484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56.6">
                <text:p>-55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94.4">
                <text:p>-59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3.4">
                <text:p>-633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3.6">
                <text:p>-67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15">
                <text:p>-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57.6">
                <text:p>-757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1.4">
                <text:p>-801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46.4">
                <text:p>-846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92.6">
                <text:p>-89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88.6">
                <text:p>-988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38.4">
                <text:p>-1038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89.4">
                <text:p>-1089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41.6">
                <text:p>-1141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95">
                <text:p>-1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49.6">
                <text:p>-1249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5.4">
                <text:p>-130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62.4">
                <text:p>-136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20.6">
                <text:p>-142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480">
                <text:p>-1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35cm" svg:height="15.885cm" xlink:href=".." xlink:type="simple" chart:class="chart:scatter" chart:style-name="ch1">
        <chart:legend chart:legend-position="end" svg:x="25.303cm" svg:y="7.669cm" style:legend-expansion="high" chart:style-name="ch2"/>
        <chart:plot-area chart:style-name="ch3" table:cell-range-address="Foglio2.B5:Foglio2.B54" svg:x="0.564cm" svg:y="0.317cm" svg:width="24.175cm" svg:height="15.251cm">
          <chartooo:coordinate-region svg:x="1.662cm" svg:y="0.49cm" svg:width="22.89cm" svg:height="14.9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B5:Foglio2.B54" chart:class="chart:scatter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4">
                <text:p>59.4</text:p>
                <draw:g>
                  <svg:desc>Foglio2.B5:Foglio2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1.4">
                <text:p>-4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7.6">
                <text:p>-5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3.6">
                <text:p>-9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3.4">
                <text:p>-11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4.4">
                <text:p>-134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6.6">
                <text:p>-15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4.6">
                <text:p>-204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30.4">
                <text:p>-23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7.4">
                <text:p>-257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85.6">
                <text:p>-28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5.6">
                <text:p>-345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7.4">
                <text:p>-377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10.4">
                <text:p>-41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44.6">
                <text:p>-444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16.6">
                <text:p>-51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54.4">
                <text:p>-55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93.4">
                <text:p>-593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3.6">
                <text:p>-63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75">
                <text:p>-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17.6">
                <text:p>-717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61.4">
                <text:p>-761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06.4">
                <text:p>-806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52.6">
                <text:p>-85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48.6">
                <text:p>-948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98.4">
                <text:p>-998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49.4">
                <text:p>-1049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01.6">
                <text:p>-1101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55">
                <text:p>-1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09.6">
                <text:p>-1209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65.4">
                <text:p>-12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22.4">
                <text:p>-132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80.6">
                <text:p>-138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440">
                <text:p>-14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395cm" svg:height="22.234cm" xlink:href=".." xlink:type="simple" chart:class="chart:line" chart:style-name="ch1">
        <chart:legend chart:legend-position="end" svg:x="34.463cm" svg:y="10.844cm" style:legend-expansion="high" chart:style-name="ch2"/>
        <chart:plot-area chart:style-name="ch3" table:cell-range-address="Foglio3.B5:Foglio3.B54" svg:x="0.747cm" svg:y="0.444cm" svg:width="32.969cm" svg:height="21.346cm">
          <chartooo:coordinate-region svg:x="1.845cm" svg:y="0.617cm" svg:width="31.684cm" svg:height="21.0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3.B5:Foglio3.B54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.4">
                <text:p>119.4</text:p>
                <draw:g>
                  <svg:desc>Foglio3.B5:Foglio3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3.4">
                <text:p>-5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4.4">
                <text:p>-74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6.6">
                <text:p>-9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4.6">
                <text:p>-144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7.4">
                <text:p>-197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25.6">
                <text:p>-22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85.6">
                <text:p>-285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7.4">
                <text:p>-317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50.4">
                <text:p>-35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84.6">
                <text:p>-384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56.6">
                <text:p>-45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94.4">
                <text:p>-49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33.4">
                <text:p>-533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73.6">
                <text:p>-57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7.6">
                <text:p>-657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01.4">
                <text:p>-701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46.4">
                <text:p>-746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92.6">
                <text:p>-79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88.6">
                <text:p>-888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38.4">
                <text:p>-938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89.4">
                <text:p>-989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41.6">
                <text:p>-1041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95">
                <text:p>-1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49.6">
                <text:p>-1149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05.4">
                <text:p>-120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62.4">
                <text:p>-126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0.6">
                <text:p>-132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80">
                <text:p>-13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28cm" svg:height="22.28cm" xlink:href=".." xlink:type="simple" chart:class="chart:line" chart:style-name="ch1">
        <chart:legend chart:legend-position="end" svg:x="29.348cm" svg:y="10.867cm" style:legend-expansion="high" chart:style-name="ch2"/>
        <chart:plot-area chart:style-name="ch3" table:cell-range-address="Foglio4.B5:Foglio4.B54" svg:x="0.645cm" svg:y="0.445cm" svg:width="28.058cm" svg:height="21.39cm">
          <chartooo:coordinate-region svg:x="1.743cm" svg:y="0.445cm" svg:width="26.773cm" svg:height="21.0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4.B5:Foglio4.B54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6">
                <text:p>19.6</text:p>
                <draw:g>
                  <svg:desc>Foglio4.B5:Foglio4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8.4">
                <text:p>-2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7.6">
                <text:p>-47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.4">
                <text:p>-5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2.4">
                <text:p>-8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5.6">
                <text:p>-95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9.6">
                <text:p>-10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4.4">
                <text:p>-12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6.4">
                <text:p>-156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3.6">
                <text:p>-173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1.6">
                <text:p>-191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0.4">
                <text:p>-21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0.4">
                <text:p>-25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71.6">
                <text:p>-27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93.6">
                <text:p>-293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16.4">
                <text:p>-3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64.4">
                <text:p>-364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89.6">
                <text:p>-38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15.6">
                <text:p>-41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2.4">
                <text:p>-442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70">
                <text:p>-4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98.4">
                <text:p>-49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27.6">
                <text:p>-527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57.6">
                <text:p>-557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88.4">
                <text:p>-588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52.4">
                <text:p>-652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85.6">
                <text:p>-685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19.6">
                <text:p>-71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54.4">
                <text:p>-754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26.4">
                <text:p>-82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63.6">
                <text:p>-86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01.6">
                <text:p>-901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40.4">
                <text:p>-94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80">
                <text:p>-9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28cm" svg:height="22.28cm" xlink:href=".." xlink:type="simple" chart:class="chart:line" chart:style-name="ch1">
        <chart:legend chart:legend-position="end" svg:x="29.348cm" svg:y="10.867cm" style:legend-expansion="high" chart:style-name="ch2"/>
        <chart:plot-area chart:style-name="ch3" table:cell-range-address="Foglio5.B5:Foglio5.B54" svg:x="0.645cm" svg:y="0.445cm" svg:width="28.058cm" svg:height="21.39cm">
          <chartooo:coordinate-region svg:x="1.743cm" svg:y="0.619cm" svg:width="26.773cm" svg:height="21.0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5.B5:Foglio5.B54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2">
                <text:p>19.2</text:p>
                <draw:g>
                  <svg:desc>Foglio5.B5:Foglio5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1.2">
                <text:p>-3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4.8">
                <text:p>-4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6.8">
                <text:p>-7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5.2">
                <text:p>-9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5.2">
                <text:p>-115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6.8">
                <text:p>-13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4.8">
                <text:p>-184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11.2">
                <text:p>-21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39.2">
                <text:p>-239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68.8">
                <text:p>-26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32.8">
                <text:p>-33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67.2">
                <text:p>-367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03.2">
                <text:p>-40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0.8">
                <text:p>-44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20.8">
                <text:p>-52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63.2">
                <text:p>-56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07.2">
                <text:p>-60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52.8">
                <text:p>-65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48.8">
                <text:p>-748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99.2">
                <text:p>-799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51.2">
                <text:p>-851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04.8">
                <text:p>-90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16.8">
                <text:p>-1016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75.2">
                <text:p>-1075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35.2">
                <text:p>-1135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96.8">
                <text:p>-1196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324.8">
                <text:p>-132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1.2">
                <text:p>-1391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59.2">
                <text:p>-1459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28.8">
                <text:p>-1528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72.8">
                <text:p>-167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747.2">
                <text:p>-1747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23.2">
                <text:p>-182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900.8">
                <text:p>-1900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80">
                <text:p>-19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28cm" svg:height="22.28cm" xlink:href=".." xlink:type="simple" chart:class="chart:line" chart:style-name="ch1">
        <chart:legend chart:legend-position="end" svg:x="29.348cm" svg:y="10.867cm" style:legend-expansion="high" chart:style-name="ch2"/>
        <chart:plot-area chart:style-name="ch3" table:cell-range-address="Foglio6.B5:Foglio6.B54" svg:x="0.645cm" svg:y="0.445cm" svg:width="28.058cm" svg:height="21.39cm">
          <chartooo:coordinate-region svg:x="1.743cm" svg:y="0.618cm" svg:width="26.773cm" svg:height="21.0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6.B5:Foglio6.B54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Foglio6.B5:Foglio6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33333333333333">
                <text:p>-7.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7.3333333333333">
                <text:p>-37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9.3333333333333">
                <text:p>-79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3.333333333333">
                <text:p>-133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9.333333333333">
                <text:p>-199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77.333333333333">
                <text:p>-277.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67.333333333333">
                <text:p>-367.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34">
                <text:p>-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69.333333333333">
                <text:p>-469.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83.333333333333">
                <text:p>-583.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09.333333333333">
                <text:p>-709.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54">
                <text:p>-7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47.333333333333">
                <text:p>-847.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97.333333333333">
                <text:p>-997.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59.33333333333">
                <text:p>-1159.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274">
                <text:p>-1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33.33333333333">
                <text:p>-1333.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94">
                <text:p>-1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19.33333333333">
                <text:p>-1519.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650">
                <text:p>-16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28cm" svg:height="22.28cm" xlink:href=".." xlink:type="simple" chart:class="chart:line" chart:style-name="ch1">
        <chart:legend chart:legend-position="end" svg:x="29.348cm" svg:y="10.867cm" style:legend-expansion="high" chart:style-name="ch2"/>
        <chart:plot-area chart:style-name="ch3" table:cell-range-address="Foglio7.B5:Foglio7.B54" svg:x="0.645cm" svg:y="0.445cm" svg:width="28.058cm" svg:height="21.39cm">
          <chartooo:coordinate-region svg:x="1.743cm" svg:y="0.617cm" svg:width="26.773cm" svg:height="21.0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7.B5:Foglio7.B54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Foglio7.B5:Foglio7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9.5">
                <text:p>-5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5.5">
                <text:p>-8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5.5">
                <text:p>-11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9.5">
                <text:p>-14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7.5">
                <text:p>-18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29.5">
                <text:p>-22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75.5">
                <text:p>-27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25.5">
                <text:p>-32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79.5">
                <text:p>-37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7.5">
                <text:p>-43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99.5">
                <text:p>-49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65.5">
                <text:p>-56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5.5">
                <text:p>-635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09.5">
                <text:p>-70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48">
                <text:p>-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87.5">
                <text:p>-78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69.5">
                <text:p>-86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12">
                <text:p>-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55.5">
                <text:p>-95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45.5">
                <text:p>-104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92">
                <text:p>-10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39.5">
                <text:p>-1139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37.5">
                <text:p>-1237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